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)" office:value-type="float" office:value="133400" calcext:value-type="float">
            <text:p>133400</text:p>
          </table:table-cell>
          <table:table-cell table:formula="of:=SUM([.H4];[.H34];[.H63];[.H95];[.H128])" office:value-type="float" office:value="1159.16666666667" calcext:value-type="float">
            <text:p>1159.1666666667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)" office:value-type="float" office:value="104700" calcext:value-type="float">
            <text:p>104700</text:p>
          </table:table-cell>
          <table:table-cell table:formula="of:=SUM([.H5];[.H35];[.H64];[.H96];[.H129])" office:value-type="float" office:value="1159.16666666667" calcext:value-type="float">
            <text:p>1159.1666666667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28700" calcext:value-type="float">
            <text:p>28700</text:p>
          </table:table-cell>
          <table:table-cell table:formula="of:=SUM([.H6];[.H36];[.H65];[.H97];[.H130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table:number-columns-repeated="2"/>
          <table:table-cell table:formula="of:=SUM([.H7];[.H37];[.H66];[.H98];[.H131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4122.82712215321" calcext:value-type="float">
            <text:p>4122.8271221532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4126.2362130623" calcext:value-type="float">
            <text:p>4126.2362130623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H10];[.H69];[.H101];[.H134])" office:value-type="float" office:value="2223.86231884058" calcext:value-type="float">
            <text:p>2223.8623188406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4089.92668925278" calcext:value-type="float">
            <text:p>4089.9266892528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table:number-columns-repeated="2"/>
          <table:table-cell table:formula="of:=SUM([.H12];[.H42];[.H71];[.H103];[.H136])" office:value-type="float" office:value="4122.06954639563" calcext:value-type="float">
            <text:p>4122.0695463956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table:number-columns-repeated="2"/>
          <table:table-cell table:formula="of:=SUM([.N40];[.H72];[.H104];[.H137])" office:value-type="float" office:value="1488.50517598344" calcext:value-type="float">
            <text:p>1488.5051759834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3800.69273480143" calcext:value-type="float">
            <text:p>3800.6927348014</text:p>
          </table:table-cell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7454.02004517222" calcext:value-type="float">
            <text:p>7454.020045172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3742.06954639563" calcext:value-type="float">
            <text:p>3742.0695463956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1167.65010351967" calcext:value-type="float">
            <text:p>1167.6501035197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4089.92668925278" calcext:value-type="float">
            <text:p>4089.9266892528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3765.5478072652" calcext:value-type="float">
            <text:p>3765.5478072652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4513.7362130623" calcext:value-type="float">
            <text:p>4513.7362130623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4099.45049877659" calcext:value-type="float">
            <text:p>4099.4504987766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20800" calcext:value-type="float">
            <text:p>22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20800" calcext:value-type="float">
            <text:p>20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15" table:formula="of:=SUM([.B64:.F64])" office:value-type="float" office:value="34100" calcext:value-type="float">
            <text:p>341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064.69565217391" calcext:value-type="float">
            <text:p>1064.695652173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064.69565217391" calcext:value-type="float">
            <text:p>1064.6956521739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Araks</text:p>
          </table:table-cell>
          <table:table-cell/>
          <table:table-cell table:formula="of:=SUM([.B91];[.D91];[.E91];[.F91])" office:value-type="float" office:value="1136.33126293996" calcext:value-type="float">
            <text:p>1136.3312629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91:.E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Hasmik K</text:p>
          </table:table-cell>
          <table:table-cell/>
          <table:table-cell table:formula="of:=SUM([.B91: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C91])" office:value-type="float" office:value="775.983436853002" calcext:value-type="float">
            <text:p>775.983436853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131.983436853" calcext:value-type="float">
            <text:p>1131.98343685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488.50517598344" calcext:value-type="float">
            <text:p>1488.505175983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488.50517598344" calcext:value-type="float">
            <text:p>1488.505175983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5">
          <table:table-cell table:number-columns-repeated="7"/>
          <table:table-cell table:formula="of:=SUM([.C91:.F91])" office:value-type="float" office:value="1064.69565217391" calcext:value-type="float">
            <text:p>1064.6956521739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1" office:value-type="float" office:value="0" calcext:value-type="float">
            <text:p>0</text:p>
          </table:table-cell>
          <table:table-cell/>
          <table:table-cell table:style-name="ce15" table:formula="of:=SUM([.H65:.H90])" office:value-type="float" office:value="34096.1739130435" calcext:value-type="float">
            <text:p>34096.1739130435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3:00:30.810138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1T13:01:43.138613474</dc:date>
    <meta:editing-duration>P8DT17H44M59S</meta:editing-duration>
    <meta:editing-cycles>2828</meta:editing-cycles>
    <meta:generator>LibreOffice/4.2.8.2$Linux_X86_64 LibreOffice_project/420m0$Build-2</meta:generator>
    <meta:document-statistic meta:table-count="16" meta:cell-count="7219" meta:object-count="0"/>
  </office:meta>
</office:document-meta>
</file>